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PropertySourceTests.withResourceAndGenerated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PropertySourceTests.withResourceHavingNoDescri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PropertySourceTests.xmlWithLocationAndGenerated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PropertySourceTests.withLocationAndGenerated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PropertySourceTests.withLocationAndGeneratedNameAndExplicitClass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PropertySourceTests.withLocationAndExplici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PropertySourceTests.withLocationAndExplicitNameAndExplicitClass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PropertySourceTests.withResourceAndExplici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